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áblázat1" style:family="table">
      <style:table-properties style:width="18.957cm" fo:margin-left="0.039cm" fo:margin-right="0.005cm" table:align="margins"/>
    </style:style>
    <style:style style:name="Táblázat1.A" style:family="table-column">
      <style:table-column-properties style:column-width="6.981cm" style:rel-column-width="24136*"/>
    </style:style>
    <style:style style:name="Táblázat1.B" style:family="table-column">
      <style:table-column-properties style:column-width="1.984cm" style:rel-column-width="6863*"/>
    </style:style>
    <style:style style:name="Táblázat1.C" style:family="table-column">
      <style:table-column-properties style:column-width="2.021cm" style:rel-column-width="6991*"/>
    </style:style>
    <style:style style:name="Táblázat1.D" style:family="table-column">
      <style:table-column-properties style:column-width="2.004cm" style:rel-column-width="6930*"/>
    </style:style>
    <style:style style:name="Táblázat1.E" style:family="table-column">
      <style:table-column-properties style:column-width="2.002cm" style:rel-column-width="6924*"/>
    </style:style>
    <style:style style:name="Táblázat1.G" style:family="table-column">
      <style:table-column-properties style:column-width="1.976cm" style:rel-column-width="6828*"/>
    </style:style>
    <style:style style:name="Táblázat1.A1" style:family="table-cell">
      <style:table-cell-properties style:vertical-align="middle" fo:background-color="#000000" fo:padding="0cm" fo:border-left="0.018cm solid #ffffff" fo:border-right="none" fo:border-top="0.018cm solid #ffffff" fo:border-bottom="0.018cm solid #ffffff">
        <style:background-image/>
      </style:table-cell-properties>
    </style:style>
    <style:style style:name="Táblázat1.G1" style:family="table-cell">
      <style:table-cell-properties style:vertical-align="middle" fo:background-color="#000000" fo:padding="0cm" fo:border="0.018cm solid #ffffff">
        <style:background-image/>
      </style:table-cell-properties>
    </style:style>
    <style:style style:name="Táblázat1.A2" style:family="table-cell">
      <style:table-cell-properties style:vertical-align="middle" fo:background-color="#b3b3b3" fo:padding="0cm" fo:border-left="0.018cm solid #ffffff" fo:border-right="none" fo:border-top="none" fo:border-bottom="0.018cm solid #ffffff">
        <style:background-image/>
      </style:table-cell-properties>
    </style:style>
    <style:style style:name="Táblázat1.B2" style:family="table-cell">
      <style:table-cell-properties style:vertical-align="middle" fo:background-color="#e6e6e6" fo:padding="0cm" fo:border-left="0.018cm solid #ffffff" fo:border-right="none" fo:border-top="none" fo:border-bottom="0.018cm solid #ffffff">
        <style:background-image/>
      </style:table-cell-properties>
    </style:style>
    <style:style style:name="Táblázat1.C2" style:family="table-cell">
      <style:table-cell-properties style:vertical-align="middle" fo:background-color="#cccccc" fo:padding="0cm" fo:border-left="0.018cm solid #ffffff" fo:border-right="none" fo:border-top="none" fo:border-bottom="0.018cm solid #ffffff">
        <style:background-image/>
      </style:table-cell-properties>
    </style:style>
    <style:style style:name="Táblázat1.G2" style:family="table-cell">
      <style:table-cell-properties style:vertical-align="middle" fo:background-color="#cccc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7pt" fo:font-style="italic" fo:font-weight="bold" style:font-name-asian="Arial-BoldItalicMT" style:font-size-asian="7pt" style:font-style-asian="italic" style:font-weight-asian="bold" style:font-name-complex="Arial-BoldItalicMT" style:font-size-complex="7pt" style:font-style-complex="italic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9pt" fo:font-style="italic" fo:font-weight="normal" style:font-name-asian="Arial-BoldItalicMT" style:font-size-asian="9pt" style:font-style-asian="italic" style:font-weight-asian="normal" style:font-name-complex="Arial-BoldItalicMT" style:font-size-complex="9pt" style:font-style-complex="italic" style:font-weight-complex="normal"/>
    </style:style>
    <style:style style:name="P3" style:family="paragraph" style:parent-style-name="Standard">
      <style:paragraph-properties style:text-autospace="none"/>
      <style:text-properties style:font-name="Arial" fo:font-size="9pt" fo:font-style="italic" fo:font-weight="normal" style:font-name-asian="ArialMT" style:font-size-asian="9pt" style:font-style-asian="italic" style:font-weight-asian="normal" style:font-name-complex="ArialMT" style:font-size-complex="9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OpenSymbo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9pt" style:font-name-asian="OpenSymbol" style:font-size-asian="9pt" style:font-name-complex="Arial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9pt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DejaVu Sans" fo:font-size="9pt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DejaVu Sans" fo:font-size="9pt" style:font-name-asian="OpenSymbol" style:font-size-asian="9pt" style:font-name-complex="Arial" style:font-size-complex="9pt"/>
    </style:style>
    <style:style style:name="P10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size-asian="9pt" style:font-name-complex="Arial" style:font-size-complex="9pt"/>
    </style:style>
    <style:style style:name="P1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name-asian="OpenSymbol" style:font-size-asian="9pt" style:font-name-complex="Arial" style:font-size-complex="9pt"/>
    </style:style>
    <style:style style:name="P1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text-position="0% 100%" style:font-name="DejaVu Sans" fo:font-size="9pt" style:font-name-asian="OpenSymbol" style:font-size-asian="9pt" style:font-name-complex="OpenSymbol" style:font-size-complex="9pt"/>
    </style:style>
    <style:style style:name="P13" style:family="paragraph" style:parent-style-name="Heading_20_1">
      <style:paragraph-properties fo:text-align="center" style:justify-single-word="false" fo:padding="0.049cm" fo:border-left="none" fo:border-right="none" fo:border-top="0.088cm solid #000000" fo:border-bottom="0.088cm solid #000000" style:shadow="none"/>
    </style:style>
    <style:style style:name="T1" style:family="text">
      <style:text-properties style:font-name-asian="ArialMT" style:font-name-complex="ArialM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DejaVu Sans" fo:font-size="9pt" style:font-size-asian="9pt" style:font-name-complex="Arial" style:font-size-complex="9pt"/>
    </style:style>
    <style:style style:name="T4" style:family="text">
      <style:text-properties style:text-position="super 58%" style:font-name="DejaVu Sans" fo:font-size="9pt" style:font-name-asian="OpenSymbol" style:font-size-asian="9pt" style:font-name-complex="Arial" style:font-size-complex="9pt"/>
    </style:style>
    <style:style style:name="T5" style:family="text">
      <style:text-properties style:font-name="DejaVu Sans" fo:font-size="9pt" style:font-name-asian="OpenSymbol" style:font-size-asian="9pt" style:font-name-complex="OpenSymbol" style:font-size-complex="9pt"/>
    </style:style>
    <style:style style:name="T6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gyar nyelvű irodai programcsomagok összehasonlítása</text:h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B"/>
        <table:table-column table:style-name="Táblázat1.G"/>
        <table:table-header-rows>
          <table:table-row>
            <table:table-cell table:style-name="Táblázat1.A1" office:value-type="string">
              <text:p text:style-name="P1">Jellemző</text:p>
            </table:table-cell>
            <table:table-cell table:style-name="Táblázat1.A1" office:value-type="string">
              <text:p text:style-name="P1">OpenOffice.org 2.3</text:p>
            </table:table-cell>
            <table:table-cell table:style-name="Táblázat1.A1" office:value-type="string">
              <text:p text:style-name="P1">OxygenOffice Professional 2.3</text:p>
            </table:table-cell>
            <table:table-cell table:style-name="Táblázat1.A1" office:value-type="string">
              <text:p text:style-name="P1">StarOffice 8</text:p>
            </table:table-cell>
            <table:table-cell table:style-name="Táblázat1.A1" office:value-type="string">
              <text:p text:style-name="P1">MS Office 2003 Professional</text:p>
            </table:table-cell>
            <table:table-cell table:style-name="Táblázat1.A1" office:value-type="string">
              <text:p text:style-name="P1">Microsoft Office 2007 Professional</text:p>
            </table:table-cell>
            <table:table-cell table:style-name="Táblázat1.G1" office:value-type="string">
              <text:p text:style-name="P1">MagyarOffice 2.0 Professional</text:p>
            </table:table-cell>
          </table:table-row>
        </table:table-header-rows>
        <table:table-row>
          <table:table-cell table:style-name="Táblázat1.A2" office:value-type="string">
            <text:p text:style-name="P2">Szöveg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Táblázat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Bemutatókészí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Adatbázis kezel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Vektorgrafikus <text:span text:style-name="T1">szerkesztő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Képszerkesztő képesség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3D-s objektumszerkesztési képesség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Egyenlet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Diagramszerkesztő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Levelező és munkacsoport kliens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5">nincs<text:span text:style-name="T2">1</text:span>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Open Document dokumentum-formátum támogatása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PDF dokumentum </text:span><text:span text:style-name="T1">előállítása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Magyar </text:span><text:span text:style-name="T1">nyelvű </text:span><text:span text:style-name="T1">Súgó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Részletes tippek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Alapértelmezetten bekapcsolt részletes tippek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Helyesírás-</text:span><text:span text:style-name="T1">ellenőrző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A legjobb magyar helyesírás-</text:span><text:span text:style-name="T1">ellenőrző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Nyelvhelyességi ellenőrző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nincs<text:span text:style-name="T2">1</text:span></text:p>
          </table:table-cell>
          <table:table-cell table:style-name="Táblázat1.B2" office:value-type="string">
            <text:p text:style-name="P4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Szótárak több nyelvhez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Ingyenesen letölthető további szótára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Adatbányász eszköz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5"></text:p>
          </table:table-cell>
          <table:table-cell table:style-name="Táblázat1.B2" office:value-type="string">
            <text:p text:style-name="P5">nincs<text:span text:style-name="T2">1</text:span>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Dokumentumsablonok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59<text:span text:style-name="T3">3</text:span></text:p>
          </table:table-cell>
          <table:table-cell table:style-name="Táblázat1.B2" office:value-type="string">
            <text:p text:style-name="P4"><text:span text:style-name="T3">3</text:span></text:p>
          </table:table-cell>
          <table:table-cell table:style-name="Táblázat1.C2" office:value-type="string">
            <text:p text:style-name="P6"><text:span text:style-name="T5"></text:span><text:span text:style-name="T2">3</text:span></text:p>
          </table:table-cell>
          <table:table-cell table:style-name="Táblázat1.B2" office:value-type="string">
            <text:p text:style-name="P5"><text:span text:style-name="T5"></text:span><text:span text:style-name="T2">3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Bemutatósablonok</text:p>
          </table:table-cell>
          <table:table-cell table:style-name="Táblázat1.B2" office:value-type="string">
            <text:p text:style-name="P6">4<text:span text:style-name="T2">3</text:span></text:p>
          </table:table-cell>
          <table:table-cell table:style-name="Táblázat1.C2" office:value-type="string">
            <text:p text:style-name="P4">102<text:span text:style-name="T3">3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zerződésminták</text:p>
          </table:table-cell>
          <table:table-cell table:style-name="Táblázat1.B2" office:value-type="string">
            <text:p text:style-name="P6">nincs<text:span text:style-name="T2">1</text:span></text:p>
          </table:table-cell>
          <table:table-cell table:style-name="Táblázat1.C2" office:value-type="string">
            <text:p text:style-name="P4">16<text:span text:style-name="T3">3</text:span>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6">nincs<text:span text:style-name="T4">3</text:span></text:p>
          </table:table-cell>
          <table:table-cell table:style-name="Táblázat1.B2" office:value-type="string">
            <text:p text:style-name="P5">nincs<text:span text:style-name="T4">3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Képtár (több mint 100 elem)</text:p>
          </table:table-cell>
          <table:table-cell table:style-name="Táblázat1.B2" office:value-type="string">
            <text:p text:style-name="P10">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1"><text:span text:style-name="T4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2"><text:span text:style-name="T4">3</text:span>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Képtár (több mint 1000 elem)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11"><text:span text:style-name="T4">3</text:span></text:p>
          </table:table-cell>
          <table:table-cell table:style-name="Táblázat1.C2" office:value-type="string">
            <text:p text:style-name="P5">nincs<text:span text:style-name="T2">2,3</text:span></text:p>
          </table:table-cell>
          <table:table-cell table:style-name="Táblázat1.B2" office:value-type="string">
            <text:p text:style-name="P5">nincs<text:span text:style-name="T2">2,3</text:span>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Képtár (több mint 3000 elem)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9">nincs<text:span text:style-name="T2">3</text:span></text:p>
          </table:table-cell>
          <table:table-cell table:style-name="Táblázat1.C2" office:value-type="string">
            <text:p text:style-name="P5">nincs<text:span text:style-name="T2">2,3</text:span></text:p>
          </table:table-cell>
          <table:table-cell table:style-name="Táblázat1.B2" office:value-type="string">
            <text:p text:style-name="P5">nincs<text:span text:style-name="T2">2,3</text:span></text:p>
          </table:table-cell>
          <table:table-cell table:style-name="Táblázat1.G2" office:value-type="string">
            <text:p text:style-name="P5">nincs<text:span text:style-name="T2">3</text:span></text:p>
          </table:table-cell>
        </table:table-row>
        <table:table-row>
          <table:table-cell table:style-name="Táblázat1.A2" office:value-type="string">
            <text:p text:style-name="P2">3D-s objektumok a képtárban</text:p>
          </table:table-cell>
          <table:table-cell table:style-name="Táblázat1.B2" office:value-type="string">
            <text:p text:style-name="P8">nincs<text:span text:style-name="T2">3</text:span></text:p>
          </table:table-cell>
          <table:table-cell table:style-name="Táblázat1.C2" office:value-type="string">
            <text:p text:style-name="P4"><text:span text:style-name="T4">3</text:span></text:p>
          </table:table-cell>
          <table:table-cell table:style-name="Táblázat1.B2" office:value-type="string">
            <text:p text:style-name="P9">nincs<text:span text:style-name="T2">3</text:span>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9">nincs</text:p>
          </table:table-cell>
          <table:table-cell table:style-name="Táblázat1.G2" office:value-type="string">
            <text:p text:style-name="P4"><text:span text:style-name="T4">3</text:span></text:p>
          </table:table-cell>
        </table:table-row>
        <table:table-row>
          <table:table-cell table:style-name="Táblázat1.A2" office:value-type="string">
            <text:p text:style-name="P3">Magyar nyelvű támogatás</text:p>
          </table:table-cell>
          <table:table-cell table:style-name="Táblázat1.B2" office:value-type="string">
            <text:p text:style-name="P8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Garantált magyar nyelvű támogatás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text:span text:style-name="T4">4</text:span></text:p>
          </table:table-cell>
          <table:table-cell table:style-name="Táblázat1.B2" office:value-type="string">
            <text:p text:style-name="P4">nincs<text:span text:style-name="T4">4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Esztétikus, kellemes megjelené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Újszerű megjelenés – betanítást igényel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7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Nagymértékben testre szabható felhasználói felület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Linux platformok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Windows platformok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2"><text:span text:style-name="T1">Több millió </text:span><text:span text:style-name="T1">színű </text:span><text:span text:style-name="T1">ikonok Windowson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2"><text:span text:style-name="T1">Több millió </text:span><text:span text:style-name="T1">színű </text:span><text:span text:style-name="T1">ikonok Linuxon</text:span>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Céges háttér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elefonos telepítési támogatás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text:span text:style-name="T4">4</text:span></text:p>
          </table:table-cell>
          <table:table-cell table:style-name="Táblázat1.B2" office:value-type="string">
            <text:p text:style-name="P4">nincs<text:span text:style-name="T4">4</text:span>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tabil/tesztelt változat kiad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Dokumentum küldése e-mailb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ovábbfejlesztett stílusok, gazdagabb stílustár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PDF dokumentum küldése e-mailb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XML fájlformátum támogatása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7">Enterprise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VisualBasic Makrók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7">Részben</text:p>
          </table:table-cell>
          <table:table-cell table:style-name="Táblázat1.B2" office:value-type="string">
            <text:p text:style-name="P7">Átalakítóval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StarBasic Makró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Többfelhasználós beállításo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Felhasználói kézikönyv magyar nyelven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ext:soft-page-break/>
        <table:table-row>
          <table:table-cell table:style-name="Táblázat1.A2" office:value-type="string">
            <text:p text:style-name="P3">Mellékelt részletes kézikönyv</text:p>
          </table:table-cell>
          <table:table-cell table:style-name="Táblázat1.B2" office:value-type="string">
            <text:p text:style-name="P6">nincs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nincs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On-line ingyenes frissíté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Újabb főverzióra történő ingyenes frissíthetőség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  <table:table-row>
          <table:table-cell table:style-name="Táblázat1.A2" office:value-type="string">
            <text:p text:style-name="P3">Automatikus elválasztás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</text:p>
          </table:table-cell>
          <table:table-cell table:style-name="Táblázat1.B2" office:value-type="string">
            <text:p text:style-name="P4">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Automatikus szókiegészítés tanulással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Java Runtime Environment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4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</text:p>
          </table:table-cell>
        </table:table-row>
        <table:table-row>
          <table:table-cell table:style-name="Táblázat1.A2" office:value-type="string">
            <text:p text:style-name="P3">Európai telepítő (legalább öt európai nyelv)</text:p>
          </table:table-cell>
          <table:table-cell table:style-name="Táblázat1.B2" office:value-type="string">
            <text:p text:style-name="P5">nincs</text:p>
          </table:table-cell>
          <table:table-cell table:style-name="Táblázat1.C2" office:value-type="string">
            <text:p text:style-name="P5"></text:p>
          </table:table-cell>
          <table:table-cell table:style-name="Táblázat1.B2" office:value-type="string">
            <text:p text:style-name="P5">nincs</text:p>
          </table:table-cell>
          <table:table-cell table:style-name="Táblázat1.C2" office:value-type="string">
            <text:p text:style-name="P5">nincs</text:p>
          </table:table-cell>
          <table:table-cell table:style-name="Táblázat1.B2" office:value-type="string">
            <text:p text:style-name="P5">nincs</text:p>
          </table:table-cell>
          <table:table-cell table:style-name="Táblázat1.G2" office:value-type="string">
            <text:p text:style-name="P5"></text:p>
          </table:table-cell>
        </table:table-row>
        <table:table-row>
          <table:table-cell table:style-name="Táblázat1.A2" office:value-type="string">
            <text:p text:style-name="P3">Ingyenesen elérhető nyelvi csomagok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6"></text:p>
          </table:table-cell>
          <table:table-cell table:style-name="Táblázat1.B2" office:value-type="string">
            <text:p text:style-name="P6"></text:p>
          </table:table-cell>
          <table:table-cell table:style-name="Táblázat1.C2" office:value-type="string">
            <text:p text:style-name="P4">nincs</text:p>
          </table:table-cell>
          <table:table-cell table:style-name="Táblázat1.B2" office:value-type="string">
            <text:p text:style-name="P4">nincs</text:p>
          </table:table-cell>
          <table:table-cell table:style-name="Táblázat1.G2" office:value-type="string">
            <text:p text:style-name="P4">nincs</text:p>
          </table:table-cell>
        </table:table-row>
      </table:table>
      <text:p text:style-name="Standard"><text:span text:style-name="T2">1</text:span><text:span text:style-name="T6">: kü</text:span>lső modul telepítésével elérhető ez a funkció</text:p>
      <text:p text:style-name="Standard"><text:span text:style-name="T2">2</text:span><text:span text:style-name="T6">: kiegészítő CD-vel</text:span></text:p>
      <text:p text:style-name="Standard"><text:span text:style-name="T2">3</text:span><text:span text:style-name="T6">: továbbiak az internetről tölthetőek le</text:span></text:p>
      <text:p text:style-name="Standard"><text:span text:style-name="T2">4</text:span><text:span text:style-name="T6">: a legelterjedtebb – olcsóbb – OEM verziókhoz nem jár támogatá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Arial-BoldItalicMT" svg:font-family="Arial-BoldItalicMT"/>
    <style:font-face style:name="ArialMT" svg:font-family="ArialMT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08-06T14:05:31</meta:creation-date>
    <dc:creator>AgentK</dc:creator>
    <dc:date>2007-10-17T06:22:50</dc:date>
    <meta:editing-cycles>104</meta:editing-cycles>
    <meta:editing-duration>PT2H9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04" meta:word-count="342" meta:character-count="2735"/>
  </office:meta>
</office:document-meta>
</file>